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574cm"/>
    </style:style>
    <style:style style:name="co4" style:family="table-column">
      <style:table-column-properties fo:break-before="auto" style:column-width="3.967cm"/>
    </style:style>
    <style:style style:name="co5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24cm" svg:height="9.004cm" svg:x="31.4cm" svg:y="0.798cm">
            <draw:object draw:notify-on-update-of-ranges="Sheet1.D7:Sheet1.D7 Sheet1.D8:Sheet1.D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24cm" svg:height="9.005cm" svg:x="30.157cm" svg:y="10.28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618cm" svg:height="8.925cm" svg:x="3.109cm" svg:y="9.668cm">
            <draw:object draw:notify-on-update-of-ranges="Sheet1.G7:Sheet1.G7 Sheet1.G8:Sheet1.G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=5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hread Count</text:p>
          </table:table-cell>
          <table:table-cell office:value-type="string" calcext:value-type="string">
            <text:p>Average run-time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Speed-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01825" calcext:value-type="float">
            <text:p>0.601825</text:p>
          </table:table-cell>
          <table:table-cell office:value-type="float" office:value="0.0011703" calcext:value-type="float">
            <text:p>0.0011703</text:p>
          </table:table-cell>
          <table:table-cell office:value-type="float" office:value="0" calcext:value-type="float">
            <text:p>0</text:p>
          </table:table-cell>
          <table:table-cell table:formula="of:=[.F8]/[.C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317231" calcext:value-type="float">
            <text:p>0.317231</text:p>
          </table:table-cell>
          <table:table-cell office:value-type="float" office:value="0.0118898" calcext:value-type="float">
            <text:p>0.0118898</text:p>
          </table:table-cell>
          <table:table-cell table:formula="of:=[.D8]/[.D9]" office:value-type="float" office:value="1.89711913400645" calcext:value-type="float">
            <text:p>1.897119134</text:p>
          </table:table-cell>
          <table:table-cell table:formula="of:=[.F9]/[.C9]" office:value-type="float" office:value="0.948559567003225" calcext:value-type="float">
            <text:p>0.948559567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309042" calcext:value-type="float">
            <text:p>0.309042</text:p>
          </table:table-cell>
          <table:table-cell office:value-type="float" office:value="0.00239533" calcext:value-type="float">
            <text:p>0.00239533</text:p>
          </table:table-cell>
          <table:table-cell table:formula="of:=[.D8]/[.D10]" office:value-type="float" office:value="1.94738902802855" calcext:value-type="float">
            <text:p>1.947389028</text:p>
          </table:table-cell>
          <table:table-cell table:formula="of:=[.F10]/[.C10]" office:value-type="float" office:value="0.649129676009518" calcext:value-type="float">
            <text:p>0.64912967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208181" calcext:value-type="float">
            <text:p>0.208181</text:p>
          </table:table-cell>
          <table:table-cell office:value-type="float" office:value="0.0129219" calcext:value-type="float">
            <text:p>0.0129219</text:p>
          </table:table-cell>
          <table:table-cell table:formula="of:=[.D8]/[.D11]" office:value-type="float" office:value="2.89087380692763" calcext:value-type="float">
            <text:p>2.8908738069</text:p>
          </table:table-cell>
          <table:table-cell table:formula="of:=[.F11]/[.C11]" office:value-type="float" office:value="0.722718451731906" calcext:value-type="float">
            <text:p>0.7227184517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05181" calcext:value-type="float">
            <text:p>0.205181</text:p>
          </table:table-cell>
          <table:table-cell office:value-type="float" office:value="0.0123265" calcext:value-type="float">
            <text:p>0.0123265</text:p>
          </table:table-cell>
          <table:table-cell table:formula="of:=[.D8]/[.D12]" office:value-type="float" office:value="2.93314195758867" calcext:value-type="float">
            <text:p>2.9331419576</text:p>
          </table:table-cell>
          <table:table-cell table:formula="of:=[.F12]/[.C12]" office:value-type="float" office:value="0.586628391517733" calcext:value-type="float">
            <text:p>0.5866283915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216857" calcext:value-type="float">
            <text:p>0.216857</text:p>
          </table:table-cell>
          <table:table-cell office:value-type="float" office:value="0.0249915" calcext:value-type="float">
            <text:p>0.0249915</text:p>
          </table:table-cell>
          <table:table-cell table:formula="of:=[.D8]/[.D13]" office:value-type="float" office:value="2.77521592570219" calcext:value-type="float">
            <text:p>2.7752159257</text:p>
          </table:table-cell>
          <table:table-cell table:formula="of:=[.F13]/[.C13]" office:value-type="float" office:value="0.462535987617032" calcext:value-type="float">
            <text:p>0.462535987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230582" calcext:value-type="float">
            <text:p>0.230582</text:p>
          </table:table-cell>
          <table:table-cell office:value-type="float" office:value="0.0135641" calcext:value-type="float">
            <text:p>0.0135641</text:p>
          </table:table-cell>
          <table:table-cell table:formula="of:=[.D8]/[.D14]" office:value-type="float" office:value="2.61002593437476" calcext:value-type="float">
            <text:p>2.6100259344</text:p>
          </table:table-cell>
          <table:table-cell table:formula="of:=[.F14]/[.C14]" office:value-type="float" office:value="0.372860847767822" calcext:value-type="float">
            <text:p>0.372860847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224347" calcext:value-type="float">
            <text:p>0.224347</text:p>
          </table:table-cell>
          <table:table-cell office:value-type="float" office:value="0.0136933" calcext:value-type="float">
            <text:p>0.0136933</text:p>
          </table:table-cell>
          <table:table-cell table:formula="of:=[.D8]/[.D15]" office:value-type="float" office:value="2.68256317222873" calcext:value-type="float">
            <text:p>2.6825631722</text:p>
          </table:table-cell>
          <table:table-cell table:formula="of:=[.F15]/[.C15]" office:value-type="float" office:value="0.335320396528592" calcext:value-type="float">
            <text:p>0.3353203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21:45:12.772285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50:30.751698202</meta:creation-date>
    <dc:date>2017-01-24T23:09:24.470202897</dc:date>
    <meta:editing-duration>PT42M49S</meta:editing-duration>
    <meta:editing-cycles>4</meta:editing-cycles>
    <meta:generator>LibreOffice/4.3.3.2$Linux_ARM_EABI LibreOffice_project/430m0$Build-2</meta:generator>
    <meta:document-statistic meta:table-count="1" meta:cell-count="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5cm" svg:height="9.005cm" xlink:href=".." xlink:type="simple" chart:class="chart:line" chart:style-name="ch1">
        <chart:title svg:x="4.621cm" svg:y="0.316cm" chart:style-name="ch2">
          <text:p>Mandelbrot image Generation</text:p>
        </chart:title>
        <chart:legend chart:legend-position="end" svg:x="11.744cm" svg:y="4.203cm" style:legend-expansion="high" chart:style-name="ch3"/>
        <chart:plot-area chart:style-name="ch4" table:cell-range-address="Sheet1.D7:Sheet1.D15" chart:data-source-has-labels="row" svg:x="1.329cm" svg:y="0.99cm" svg:width="10.522cm" svg:height="6.849cm">
          <chartooo:coordinate-region svg:x="2.109cm" svg:y="1.189cm" svg:width="9.634cm" svg:height="6.003cm"/>
          <chart:axis chart:dimension="x" chart:name="primary-x" chart:style-name="ch5">
            <chart:title svg:x="5.355cm" svg:y="8.019cm" chart:style-name="ch6">
              <text:p>Threads/Cores</text:p>
            </chart:title>
          </chart:axis>
          <chart:axis chart:dimension="y" chart:name="primary-y" chart:style-name="ch5">
            <chart:title svg:x="0.449cm" svg:y="6.469cm" chart:style-name="ch7">
              <text:p>Ave. Runtime in seconds</text:p>
            </chart:title>
            <chart:grid chart:style-name="ch8" chart:class="major"/>
          </chart:axis>
          <chart:series chart:style-name="ch9" chart:values-cell-range-address="Sheet1.D8:Sheet1.D15" chart:label-cell-address="Sheet1.D7:Sheet1.D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run-time</text:p>
                <draw:g>
                  <svg:desc>Sheet1.D7:Sheet1.D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01825">
                <text:p>0.601825</text:p>
                <draw:g>
                  <svg:desc>Sheet1.D8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7231">
                <text:p>0.317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42">
                <text:p>0.3090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8181">
                <text:p>0.2081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5181">
                <text:p>0.2051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857">
                <text:p>0.216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582">
                <text:p>0.2305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4347">
                <text:p>0.2243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25cm" svg:height="9.006cm" xlink:href="." xlink:type="simple" chart:class="chart:line" chart:style-name="ch1">
        <chart:title svg:x="6.87cm" svg:y="0.316cm" chart:style-name="ch2">
          <text:p>Speed-Up</text:p>
        </chart:title>
        <chart:legend chart:legend-position="end" svg:x="12.988cm" svg:y="4.204cm" style:legend-expansion="high" chart:style-name="ch3"/>
        <chart:plot-area chart:style-name="ch4" chart:data-source-has-labels="both" svg:x="1.331cm" svg:y="1.301cm" svg:width="11.337cm" svg:height="6.544cm">
          <chartooo:coordinate-region svg:x="2.111cm" svg:y="1.501cm" svg:width="10.449cm" svg:height="5.697cm"/>
          <chart:axis chart:dimension="x" chart:name="primary-x" chart:style-name="ch5" chartooo:axis-type="text">
            <chart:title svg:x="5.764cm" svg:y="8.025cm" chart:style-name="ch6">
              <text:p>Threads/Cores</text:p>
            </chart:title>
            <chart:categories table:cell-range-address="local-table.$A$2:.$A$9"/>
          </chart:axis>
          <chart:axis chart:dimension="y" chart:name="primary-y" chart:style-name="ch7">
            <chart:title svg:x="0.451cm" svg:y="6.972cm" chart:style-name="ch8">
              <text:p>Speed-up from single thread</text:p>
            </chart:title>
            <chart:grid chart:style-name="ch9" chart:class="major"/>
          </chart:axis>
          <chart:series chart:style-name="ch10" chart:values-cell-range-address="local-table.$B$2:.$B$9" chart:label-cell-address="local-table.$B$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9711913400645">
                <text:p>1.89711913400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4738902802855">
                <text:p>1.94738902802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087380692763">
                <text:p>2.89087380692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3314195758867">
                <text:p>2.933141957588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7521592570219">
                <text:p>2.77521592570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1002593437476">
                <text:p>2.61002593437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8256317222873">
                <text:p>2.682563172228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19cm" svg:height="8.926cm" xlink:href=".." xlink:type="simple" chart:class="chart:line" chart:style-name="ch1">
        <chart:title svg:x="7.22cm" svg:y="0.314cm" chart:style-name="ch2">
          <text:p>Effciency</text:p>
        </chart:title>
        <chart:legend chart:legend-position="end" svg:x="13.714cm" svg:y="4.164cm" style:legend-expansion="high" chart:style-name="ch3"/>
        <chart:plot-area chart:style-name="ch4" table:cell-range-address="Sheet1.G7:Sheet1.G15" chart:data-source-has-labels="row" svg:x="1.343cm" svg:y="1.297cm" svg:width="12.039cm" svg:height="6.47cm">
          <chartooo:coordinate-region svg:x="2.123cm" svg:y="1.496cm" svg:width="11.151cm" svg:height="5.624cm"/>
          <chart:axis chart:dimension="x" chart:name="primary-x" chart:style-name="ch5">
            <chart:title svg:x="6.127cm" svg:y="7.945cm" chart:style-name="ch6">
              <text:p>Threads/Cores</text:p>
            </chart:title>
          </chart:axis>
          <chart:axis chart:dimension="y" chart:name="primary-y" chart:style-name="ch5">
            <chart:title svg:x="0.451cm" svg:y="5.357cm" chart:style-name="ch7">
              <text:p>Efficiency</text:p>
            </chart:title>
            <chart:grid chart:style-name="ch8" chart:class="major"/>
          </chart:axis>
          <chart:series chart:style-name="ch9" chart:values-cell-range-address="Sheet1.G8:Sheet1.G15" chart:label-cell-address="Sheet1.G7:Sheet1.G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Sheet1.G7:Sheet1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8:Sheet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48559567003225">
                <text:p>0.94855956700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9129676009518">
                <text:p>0.649129676009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22718451731906">
                <text:p>0.722718451731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6628391517733">
                <text:p>0.5866283915177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62535987617032">
                <text:p>0.4625359876170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2860847767822">
                <text:p>0.3728608477678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5320396528592">
                <text:p>0.335320396528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